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itle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209ff9" officeooo:paragraph-rsid="00209ff9"/>
    </style:style>
    <style:style style:name="P5" style:family="paragraph" style:parent-style-name="Text_20_body" style:list-style-name="L1">
      <style:text-properties style:font-name="Bitstream Charter" officeooo:rsid="0021f0e8" officeooo:paragraph-rsid="0021f0e8"/>
    </style:style>
    <style:style style:name="P6" style:family="paragraph" style:parent-style-name="Text_20_body" style:list-style-name="L1">
      <style:text-properties style:font-name="Bitstream Charter" officeooo:rsid="0023e6ae" officeooo:paragraph-rsid="0023e6ae"/>
    </style:style>
    <style:style style:name="P7" style:family="paragraph" style:parent-style-name="Text_20_body" style:list-style-name="L2">
      <style:text-properties style:font-name="Bitstream Charter" officeooo:rsid="001c8e06" officeooo:paragraph-rsid="001c8e06"/>
    </style:style>
    <style:style style:name="P8" style:family="paragraph" style:parent-style-name="Text_20_body" style:list-style-name="L2">
      <style:text-properties style:font-name="Bitstream Charter" officeooo:rsid="001d366f" officeooo:paragraph-rsid="001d366f"/>
    </style:style>
    <style:style style:name="P9" style:family="paragraph" style:parent-style-name="Text_20_body" style:list-style-name="L3">
      <style:text-properties style:font-name="Bitstream Charter" officeooo:rsid="001958e1" officeooo:paragraph-rsid="001958e1"/>
    </style:style>
    <style:style style:name="P10" style:family="paragraph" style:parent-style-name="Text_20_body" style:list-style-name="L6">
      <style:text-properties style:font-name="Bitstream Charter" officeooo:rsid="001958e1" officeooo:paragraph-rsid="001958e1"/>
    </style:style>
    <style:style style:name="P11" style:family="paragraph" style:parent-style-name="Text_20_body" style:list-style-name="L4">
      <style:text-properties style:font-name="Bitstream Charter" officeooo:rsid="001a0c0e" officeooo:paragraph-rsid="001a0c0e"/>
    </style:style>
    <style:style style:name="P12" style:family="paragraph" style:parent-style-name="Text_20_body" style:list-style-name="L5">
      <style:text-properties style:font-name="Bitstream Charter" officeooo:rsid="001ac9ef" officeooo:paragraph-rsid="001ac9ef"/>
    </style:style>
    <style:style style:name="P13" style:family="paragraph" style:parent-style-name="Text_20_body" style:list-style-name="L1">
      <style:text-properties style:font-name="Bitstream Charter" officeooo:rsid="00243101" officeooo:paragraph-rsid="00243101"/>
    </style:style>
    <style:style style:name="P14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5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6" style:family="paragraph" style:parent-style-name="Text_20_body" style:list-style-name="L6">
      <style:text-properties officeooo:paragraph-rsid="001958e1"/>
    </style:style>
    <style:style style:name="P17" style:family="paragraph" style:parent-style-name="Heading_20_1">
      <style:text-properties style:font-name="Bitstream Charter"/>
    </style:style>
    <style:style style:name="P18" style:family="paragraph" style:parent-style-name="Heading_20_1">
      <style:text-properties style:font-name="Bitstream Charter" officeooo:rsid="00209ff9" officeooo:paragraph-rsid="00209ff9"/>
    </style:style>
    <style:style style:name="P19" style:family="paragraph" style:parent-style-name="Heading_20_1">
      <style:text-properties style:font-name="Bitstream Charter" officeooo:rsid="001958e1"/>
    </style:style>
    <style:style style:name="P20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ktionsauswertung</text:p>
      <text:h text:style-name="P18" text:outline-level="1">TODO</text:h>
      <text:list xml:id="list8446116311472470926" text:style-name="L1">
        <text:list-item>
          <text:p text:style-name="P4">Grammatik <text:span text:style-name="T6">und Unit-Tests</text:span></text:p>
        </text:list-item>
        <text:list-item>
          <text:p text:style-name="P4">Basisklassen für Codegenerierung <text:span text:style-name="T6">und Unit-Tests</text:span></text:p>
        </text:list-item>
        <text:list-item>
          <text:p text:style-name="P4">Basisklassen für Parseraufruf <text:span text:style-name="T6">und Unit-Tests</text:span></text:p>
        </text:list-item>
        <text:list-item>
          <text:p text:style-name="P5">README.md</text:p>
        </text:list-item>
        <text:list-item>
          <text:p text:style-name="P6">Funktionenschatz implementieren <text:span text:style-name="T6">und Unit-Tests</text:span></text:p>
        </text:list-item>
        <text:list-item>
          <text:p text:style-name="P6">ANTLR-Listener <text:span text:style-name="T6">und Unit-Tests</text:span></text:p>
        </text:list-item>
        <text:list-item>
          <text:p text:style-name="P13">Integrationstests</text:p>
        </text:list-item>
      </text:list>
      <text:h text:style-name="P19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0" text:outline-level="1">Jump Start</text:h>
      <text:list xml:id="list5480442151914572453" text:style-name="L2">
        <text:list-item>
          <text:p text:style-name="P14">pom.xml ANTLR-Runtime-Dependency, ANTLR-Plugin, ASM-Dependency <text:span text:style-name="T5">(1h)</text:span></text:p>
        </text:list-item>
        <text:list-item>
          <text:p text:style-name="P7">MathExpressions.g4 anlegen <text:span text:style-name="T5">(4h)</text:span></text:p>
        </text:list-item>
        <text:list-item>
          <text:p text:style-name="P15">interface FunctionEvaluation: void eval(RealVector p, RealVector x, RealVector y); <text:span text:style-name="T5">(1h)</text:span></text:p>
        </text:list-item>
        <text:list-item>
          <text:p text:style-name="P15">class RealVector (entspricht double[n]) <text:span text:style-name="T5">(0h)</text:span></text:p>
        </text:list-item>
        <text:list-item>
          <text:p text:style-name="P7">Funktionenschatz mittels ASM implementieren <text:span text:style-name="T5">(2d)</text:span></text:p>
        </text:list-item>
        <text:list-item>
          <text:p text:style-name="P7">ANTLR-Listener <text:span text:style-name="T5">(2d)</text:span></text:p>
        </text:list-item>
        <text:list-item>
          <text:p text:style-name="P15">Codegenerierung der Art<text:line-break/>double p_1 = p.get(0)<text:line-break/>...<text:line-break/>double x_1 = x.get(0)<text:line-break/>...<text:line-break/>double var_1 = x – 3<text:line-break/>double var_2 = var_1 ^ 2<text:line-break/><text:soft-page-break/>double var_3 = - var_2<text:line-break/>...</text:p>
        </text:list-item>
        <text:list-item>
          <text:p text:style-name="P7">Mögliche Funktionen</text:p>
          <text:list>
            <text:list-item>
              <text:p text:style-name="P7">Grundrechenarten: +, -, *, /</text:p>
            </text:list-item>
            <text:list-item>
              <text:p text:style-name="P7">Polynome: x^n</text:p>
            </text:list-item>
            <text:list-item>
              <text:p text:style-name="P7">spezielle Polynome: Laguerre, Legendre, <text:span text:style-name="T5">Lagrange, </text:span>...</text:p>
            </text:list-item>
            <text:list-item>
              <text:p text:style-name="P7">Negation</text:p>
            </text:list-item>
            <text:list-item>
              <text:p text:style-name="P7">Absolutbetrag</text:p>
            </text:list-item>
            <text:list-item>
              <text:p text:style-name="P7">Round</text:p>
            </text:list-item>
            <text:list-item>
              <text:p text:style-name="P7">Exp und Ln</text:p>
            </text:list-item>
            <text:list-item>
              <text:p text:style-name="P7">Trigonometrie und Inverse</text:p>
            </text:list-item>
            <text:list-item>
              <text:p text:style-name="P7">evtl. Sum, Prod</text:p>
            </text:list-item>
            <text:list-item>
              <text:p text:style-name="P7">Hyperbelfunktionen und Inverse</text:p>
            </text:list-item>
            <text:list-item>
              <text:p text:style-name="P7">Binomialkoeffizienten</text:p>
            </text:list-item>
            <text:list-item>
              <text:p text:style-name="P8">evtl. for-Schleifen</text:p>
            </text:list-item>
          </text:list>
        </text:list-item>
      </text:list>
      <text:h text:style-name="P17" text:outline-level="1">Parser Generatoren</text:h>
      <text:list xml:id="list8892922388735549344" text:style-name="L3">
        <text:list-item>
          <text:p text:style-name="P9">JavaCC<text:line-break/>angeblich viel schneller als ANTLR (3 oder 4?)<text:line-break/>Syntax-Mischmasch vermeidbar?</text:p>
        </text:list-item>
        <text:list-item>
          <text:p text:style-name="P9">ANTLR4<text:line-break/>genau das, was ich möchte</text:p>
        </text:list-item>
        <text:list-item>
          <text:p text:style-name="P9">Xtext<text:line-break/>setzt noch ganz viel oben drauf neben dem Parser (=ANTLR3)</text:p>
        </text:list-item>
      </text:list>
      <text:h text:style-name="P17" text:outline-level="1">Java Arithmetik Expression Evaluation</text:h>
      <text:list xml:id="list4615172595122550204" text:style-name="L4">
        <text:list-item>
          <text:p text:style-name="P11">GitHub EvalEx<text:line-break/>einfacher Parser ohne weitere Abhängigkeiten<text:line-break/>keine Bytecode-Generierung</text:p>
        </text:list-item>
        <text:list-item>
          <text:p text:style-name="P11">mathparser.org<text:line-break/><text:soft-page-break/>reiner Parser. Kein Bytecode-Generierung<text:line-break/>sehr komplex verglichen zu EvalEx und exp4j</text:p>
        </text:list-item>
        <text:list-item>
          <text:p text:style-name="P11">exp4j<text:line-break/>genau wie EvalEx</text:p>
        </text:list-item>
        <text:list-item>
          <text:p text:style-name="P11">matheval @ sourceforge.net<text:line-break/>ähnlich wie mathparser.org<text:line-break/>keine Bytecode-Generierung</text:p>
        </text:list-item>
      </text:list>
      <text:h text:style-name="P17" text:outline-level="1">Bytecode Generierung</text:h>
      <text:list xml:id="list7966949317839001846" text:style-name="L5">
        <text:list-item>
          <text:p text:style-name="P12">ByteBuddy<text:line-break/>erweitert ASM<text:line-break/>optimiert auf Laufzeit-Geschwindigkeit</text:p>
        </text:list-item>
        <text:list-item>
          <text:p text:style-name="P12">CGLIB<text:line-break/>verwendet auch ASM<text:line-break/>hat Enhancer, BeanCreator usw.</text:p>
        </text:list-item>
        <text:list-item>
          <text:p text:style-name="P12">Apache BCEL (Bytecode Engineering Library)<text:line-break/>???</text:p>
        </text:list-item>
        <text:list-item>
          <text:p text:style-name="P12">ASM<text:line-break/>ist sehr klein, sehr schnell, keine Abhängigkeiten, low-level<text:line-break/>hat ASMifier!!!<text:line-break/>behandelt Opcodes direkt</text:p>
        </text:list-item>
      </text:list>
      <text:h text:style-name="P17" text:outline-level="1">Weitere Punkte</text:h>
      <text:list xml:id="list2384915797483540286" text:style-name="L6">
        <text:list-item>
          <text:p text:style-name="P10">Bücher</text:p>
          <text:list>
            <text:list-item>
              <text:p text:style-name="P16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6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0">Hartmut Milbrodt, Manfred Helbig, Mathematische Methoden der Personenversicherung</text:p>
            </text:list-item>
          </text:list>
        </text:list-item>
        <text:list-item>
          <text:p text:style-name="P10">Nicht nur double, auch int betrachten</text:p>
        </text:list-item>
        <text:list-item>
          <text:p text:style-name="P10">„github antlr arithmetic“ googeln =&gt; Expression-Grammatik</text:p>
        </text:list-item>
        <text:list-item>
          <text:p text:style-name="P10"><text:soft-page-break/>„Punkt vor Strich“: wie bildet man das a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2T18:27:56.890474894</dc:date>
    <dc:creator>Stefan Friedrich</dc:creator>
    <meta:editing-duration>PT46M51S</meta:editing-duration>
    <meta:editing-cycles>11</meta:editing-cycles>
    <meta:document-statistic meta:table-count="0" meta:image-count="0" meta:object-count="0" meta:page-count="4" meta:paragraph-count="54" meta:word-count="342" meta:character-count="2559" meta:non-whitespace-character-count="2308"/>
  </office:meta>
</office:document-meta>
</file>